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7800000066DE0D6F0A0A079583D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0.385cm" fo:min-width="14.105cm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.468cm" fo:min-width="0.218cm"/>
    </style:style>
    <style:style style:name="gr6" style:family="graphic">
      <style:graphic-properties style:writing-mode="lr-tb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0.385cm" fo:min-width="0.135cm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0.10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77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/>
    </style:style>
    <style:style style:name="P3" style:family="paragraph">
      <loext:graphic-properties draw:fill="none" draw:fill-color="#ffffff"/>
      <style:paragraph-properties fo:text-align="center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text-properties fo:font-size="40pt"/>
    </style:style>
    <style:style style:name="P6" style:family="paragraph">
      <loext:graphic-properties draw:fill="none" draw:fill-color="#ffffff"/>
      <style:text-properties fo:font-size="40pt" fo:font-weight="bold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font-size="20pt"/>
    </style:style>
    <style:style style:name="T2" style:family="text">
      <style:text-properties fo:font-size="40pt" fo:font-weight="bold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8.381cm" svg:height="15.749cm" svg:x="4.811cm" svg:y="0.016cm">
          <draw:image xlink:href="Pictures/10000000000007800000066DE0D6F0A0A079583D.jpg" xlink:type="simple" xlink:show="embed" xlink:actuate="onLoad" draw:mime-type="image/jpeg">
            <text:p/>
          </draw:image>
        </draw:frame>
        <draw:frame draw:style-name="gr2" draw:text-style-name="P3" draw:layer="layout" svg:width="5.715cm" svg:height="2.612cm" svg:x="6.885cm" svg:y="8.533cm">
          <draw:text-box>
            <text:p text:style-name="P2"><text:span text:style-name="T1">Communication overhead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4" draw:text-style-name="P1" draw:layer="layout" svg:width="14.605cm" svg:height="0.635cm" svg:x="6.985cm" svg:y="8.2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4cm" svg:height="2.54cm" svg:x="13.017cm" svg:y="8.89cm">
          <text:p/>
          <draw:enhanced-geometry svg:viewBox="0 0 21600 21600" draw:glue-points="?f6 10800 10800 21600 ?f5 10800 10800 0" draw:text-areas="?f3 ?f3 ?f4 ?f4" draw:mirror-horizontal="false" draw:mirror-vertical="true" draw:type="trapezoid" draw:modifiers="108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6">
          <draw:custom-shape draw:style-name="gr7" draw:text-style-name="P1" draw:layer="layout" svg:width="0.635cm" svg:height="0.635cm" svg:x="19.717cm" svg:y="7.6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635cm" svg:height="0.635cm" svg:x="20.252cm" svg:y="7.6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635cm" svg:height="0.635cm" svg:x="20.052cm" svg:y="6.985cm">
            <text:p/>
            <draw:enhanced-geometry svg:viewBox="0 0 21600 21600" draw:type="rectangle" draw:enhanced-path="M 0 0 L 21600 0 21600 21600 0 21600 0 0 Z N"/>
          </draw:custom-shape>
        </draw:g>
        <draw:g draw:style-name="gr6">
          <draw:custom-shape draw:style-name="gr8" draw:text-style-name="P1" draw:layer="layout" svg:width="0.635cm" svg:height="0.635cm" svg:x="7.605cm" svg:y="7.618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8" draw:text-style-name="P1" draw:layer="layout" svg:width="0.635cm" svg:height="0.635cm" svg:x="8.105cm" svg:y="7.618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8" draw:text-style-name="P1" draw:layer="layout" svg:width="0.635cm" svg:height="0.635cm" svg:x="7.805cm" svg:y="6.983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9" draw:text-style-name="P6" draw:layer="layout" svg:width="1.361cm" svg:height="1.826cm" svg:x="13.635cm" svg:y="6.65cm">
          <draw:text-box>
            <text:p text:style-name="P5"><text:span text:style-name="T2">?</text:span></text:p>
          </draw:text-box>
        </draw:frame>
        <draw:frame draw:style-name="gr10" draw:text-style-name="P8" draw:layer="layout" svg:width="5.715cm" svg:height="1.673cm" svg:x="5.315cm" svg:y="5.112cm">
          <draw:text-box>
            <text:p text:style-name="P7"><text:span text:style-name="T3">Communication overhead</text:span></text:p>
          </draw:text-box>
        </draw:frame>
        <draw:frame draw:style-name="gr10" draw:text-style-name="P8" draw:layer="layout" svg:width="5.715cm" svg:height="1.673cm" svg:x="17.445cm" svg:y="5.08cm">
          <draw:text-box>
            <text:p text:style-name="P7"><text:span text:style-name="T3">Computational cost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6T18:27:45.420327043</meta:creation-date>
    <dc:date>2023-08-06T18:50:22.647851926</dc:date>
    <meta:editing-duration>PT22M38S</meta:editing-duration>
    <meta:editing-cycles>1</meta:editing-cycles>
    <meta:document-statistic meta:object-count="40"/>
    <meta:generator>LibreOffice/7.5.5.2$Linux_X86_64 LibreOffice_project/50$Build-2</meta:generator>
  </office:meta>
</office:document-meta>
</file>